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10_2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Jastrow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19, 1892</text:p>
      <text:p text:style-name="P2">Month<text:tab/><text:tab/><text:tab/><text:tab/><text:tab/><text:tab/>August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Germantown Aug. 19. 92/</text:p>
      <text:p text:style-name="P5"><text:tab/>Dear Friend and Colleague! <text:s/>I am sorry that I/ have to solicit your services again, as I leave for the sea shore/ to-day by the physician's advice./</text:p>
      <text:p text:style-name="P5">On Sunday at 9'ocl the funeral of Mr Nathan Kahn,/ father of Mrs Henry Louchheim 1252 N. Broad St/ will take place. <text:s/>He was a man deeply religious, of/ ethical principles and conduct to which our modern ethical/ science has not yet arisen--though he himself a plain/ man with a fair Jewish education. <text:s/>Rules of life which he/ wrote down for his grandson on his reaching majority,/ which I read, read like a [Hebrew]./ <text:s/>The family, if consenting with my suggestion, will notify/ you in due time. <text:s/>It will not be necessary for you to go/ out to the grounds; Mr Schlesinger will read the services there./ <text:s/>On Tuesday the 23. a wedding will take place at Dr/ Brinkman's house, and I suggested to Dr B. that you/ will kindly substitute me. <text:s/>He will no doubt accept the/ substitute with great pleasure and notify you. <text:s/>I shall/ send you the names and papers before I part through some trusted/</text:p>
      <text:p text:style-name="P5"/>
      <text:p text:style-name="P5"><text:soft-page-break/>[Page 2]</text:p>
      <text:p text:style-name="P5">person, and will beg you to keep on record for me, until/ I return, names of parties, ages, places of birth, residence,/ occupation and <text:span text:style-name="T2">number</text:span> duplicate of license--for report to the/ Board of Statistics. <text:span text:style-name="T2">send duplicate of license</text:span>/</text:p>
      <text:p text:style-name="P5"><text:tab/>Thanking you in advance for your kindness and bidding/ you farewell/ Yours/ M Jastrow/</text:p>
      <text:p text:style-name="P5">The Rev Dr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2:02:49.86</meta:creation-date>
    <dc:date>2011-12-06T12:09:34.38</dc:date>
    <dc:creator>Penn Libraries</dc:creator>
    <meta:editing-duration>PT00H06M4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417" meta:character-count="2676"/>
  </office:meta>
</office:document-meta>
</file>